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2mm"/>
    </style:style>
    <style:style style:name="co2" style:family="table-column">
      <style:table-column-properties fo:break-before="auto" style:column-width="20.27mm"/>
    </style:style>
    <style:style style:name="co3" style:family="table-column">
      <style:table-column-properties fo:break-before="auto" style:column-width="5.73mm"/>
    </style:style>
    <style:style style:name="co4" style:family="table-column">
      <style:table-column-properties fo:break-before="auto" style:column-width="14.5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18.75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13.92mm"/>
    </style:style>
    <style:style style:name="co10" style:family="table-column">
      <style:table-column-properties fo:break-before="auto" style:column-width="13mm"/>
    </style:style>
    <style:style style:name="co11" style:family="table-column">
      <style:table-column-properties fo:break-before="auto" style:column-width="3.02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22.0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6.03mm"/>
    </style:style>
    <style:style style:name="co16" style:family="table-column">
      <style:table-column-properties fo:break-before="auto" style:column-width="12.1mm"/>
    </style:style>
    <style:style style:name="co17" style:family="table-column">
      <style:table-column-properties fo:break-before="auto" style:column-width="33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5.29mm"/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5.29mm"/>
      <style:text-properties fo:font-size="9pt" fo:font-style="italic" style:font-size-asian="9pt" style:font-style-asian="italic" style:font-size-complex="9pt" style:font-style-complex="italic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</style:style>
    <style:style style:name="ce20" style:family="table-cell" style:parent-style-name="Default" style:data-style-name="N117">
      <style:table-cell-properties fo:background-color="#ccff99" style:text-align-source="fix" style:repeat-content="false"/>
      <style:paragraph-properties fo:text-align="start" fo:margin-left="1.06m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117">
      <style:table-cell-properties style:text-align-source="fix" style:repeat-content="false"/>
      <style:paragraph-properties fo:text-align="start" fo:margin-left="1.06mm"/>
      <style:text-properties fo:font-size="9pt" style:font-size-asian="9pt" style:font-size-complex="9pt"/>
    </style:style>
    <style:style style:name="ce22" style:family="table-cell" style:parent-style-name="Default" style:data-style-name="N119">
      <style:table-cell-properties style:text-align-source="fix" style:repeat-content="false"/>
      <style:paragraph-properties fo:text-align="start" fo:margin-left="1.06mm"/>
      <style:text-properties fo:font-size="9pt" style:font-size-asian="9pt" style:font-size-complex="9pt"/>
    </style:style>
    <style:style style:name="ce23" style:family="table-cell" style:parent-style-name="Default" style:data-style-name="N5">
      <style:table-cell-properties style:text-align-source="fix" style:repeat-content="false" style:vertical-align="middle"/>
      <style:paragraph-properties fo:text-align="start" fo:margin-left="1.06mm"/>
      <style:text-properties fo:font-size="7.5pt" style:font-size-asian="7.5pt" style:font-size-complex="7.5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1.06mm"/>
      <style:text-properties fo:font-size="9pt" style:font-size-asian="9pt" style:font-size-complex="9pt"/>
    </style:style>
    <style:style style:name="ce25" style:family="table-cell" style:parent-style-name="Default" style:data-style-name="N116">
      <style:table-cell-properties style:text-align-source="fix" style:repeat-content="false" style:vertical-align="middle"/>
      <style:paragraph-properties fo:text-align="start" fo:margin-left="1.06mm"/>
      <style:text-properties fo:font-size="7.5pt" style:font-size-asian="7.5pt" style:font-size-complex="7.5pt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start" fo:margin-left="1.06mm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fo:background-color="#ccff99" style:text-align-source="fix" style:repeat-content="false"/>
      <style:paragraph-properties fo:text-align="start" fo:margin-left="1.06m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61">
      <style:table-cell-properties style:text-align-source="fix" style:repeat-content="false"/>
      <style:paragraph-properties fo:text-align="start" fo:margin-left="1.06mm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1.06mm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3">
      <style:table-cell-properties fo:border-bottom="none" style:text-align-source="fix" style:repeat-content="false" fo:border-left="none" fo:border-right="0.74pt solid #000000" fo:border-top="none"/>
      <style:paragraph-properties fo:text-align="start" fo:margin-left="1.06mm"/>
      <style:text-properties fo:font-size="9pt" style:font-size-asian="9pt" style:font-size-complex="9pt"/>
    </style:style>
    <style:style style:name="ce38" style:family="table-cell" style:parent-style-name="Default" style:data-style-name="N3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1.06mm"/>
      <style:text-properties fo:font-size="9pt" style:font-size-asian="9pt" style:font-size-complex="9pt"/>
    </style:style>
    <style:style style:name="ce33" style:family="table-cell" style:parent-style-name="Default" style:data-style-name="N5">
      <style:table-cell-properties style:text-align-source="fix" style:repeat-content="false" style:vertical-align="middle"/>
      <style:paragraph-properties fo:text-align="start" fo:margin-left="1.06mm"/>
      <style:text-properties fo:font-size="9pt" style:font-size-asian="9pt" style:font-size-complex="9pt"/>
    </style:style>
    <style:style style:name="ce54" style:family="table-cell" style:parent-style-name="Default" style:data-style-name="N116">
      <style:table-cell-properties style:text-align-source="fix" style:repeat-content="false" style:vertical-align="middle"/>
      <style:paragraph-properties fo:text-align="start" fo:margin-left="1.06mm"/>
      <style:text-properties fo:font-size="9pt" style:font-size-asian="9pt" style:font-size-complex="9pt"/>
    </style:style>
    <style:style style:name="ce4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>
      <style:table-cell-properties fo:border-bottom="none" fo:border-left="none" fo:border-right="0.74pt solid #000000" fo:border-top="none" style:vertical-align="middle"/>
      <style:text-properties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7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m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 style:data-style-name="N114">
      <style:table-cell-properties fo:border-bottom="none" fo:border-left="0.74pt solid #000000" fo:border-right="none" fo:border-top="none"/>
      <style:text-properties fo:font-size="9pt" style:font-size-asian="9pt" style:font-size-complex="9pt"/>
    </style:style>
    <style:style style:name="ce78" style:family="table-cell" style:parent-style-name="Default" style:data-style-name="N114">
      <style:table-cell-properties fo:border-bottom="0.74pt solid #000000" fo:border-left="0.74pt solid #000000" fo:border-right="none" fo:border-top="none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0.74pt solid #000000" fo:border-left="none" fo:border-right="none" fo:border-top="none"/>
      <style:text-properties fo:font-size="9pt" style:font-size-asian="9pt" style:font-size-complex="9pt"/>
    </style:style>
    <style:style style:name="ce8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4" style:family="table-cell" style:parent-style-name="Default" style:data-style-name="N0">
      <style:table-cell-properties fo:border-bottom="none" fo:border-left="none" fo:border-right="0.74pt solid #000000" fo:border-top="none"/>
      <style:text-properties fo:color="#ff0000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 style:data-style-name="N0">
      <style:table-cell-properties fo:border-bottom="0.74pt solid #000000" fo:border-left="none" fo:border-right="0.74pt solid #000000" fo:border-top="none"/>
      <style:text-properties fo:color="#ff0000" fo:font-size="7pt" fo:font-weight="bold" style:font-size-asian="7pt" style:font-weight-asian="bold" style:font-size-complex="7pt" style:font-weight-complex="bold"/>
    </style:style>
    <style:style style:name="ce65" style:family="table-cell" style:parent-style-name="Default">
      <style:table-cell-properties fo:border-bottom="0.74pt solid #000000" fo:border-left="none" fo:border-right="0.74pt solid #000000" fo:border-top="0.74pt solid #000000"/>
      <style:text-properties fo:color="#ce181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2" style:family="table-cell" style:parent-style-name="Default" style:data-style-name="N117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1.76mm"/>
      <style:text-properties fo:font-size="9pt" style:font-size-asian="9pt" style:font-size-complex="9pt"/>
    </style:style>
    <style:style style:name="ce83" style:family="table-cell" style:parent-style-name="Default" style:data-style-name="N117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1.76mm"/>
      <style:text-properties fo:font-size="9pt" style:font-size-asian="9pt" style:font-size-complex="9pt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1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fo:font-size="9pt" style:font-size-asian="9pt" style:font-size-complex="9pt"/>
    </style:style>
    <style:style style:name="ce92" style:family="table-cell" style:parent-style-name="Default" style:data-style-name="N117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93" style:family="table-cell" style:parent-style-name="Default" style:data-style-name="N11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8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5" style:family="table-cell" style:parent-style-name="Default">
      <style:table-cell-properties fo:border-bottom="none" fo:border-left="none" fo:border-right="0.74pt solid #000000" fo:border-top="none"/>
    </style:style>
    <style:style style:name="ce88" style:family="table-cell" style:parent-style-name="Default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97" style:family="table-cell" style:parent-style-name="Default">
      <style:table-cell-properties fo:border-bottom="0.74pt solid #000000" fo:border-left="none" fo:border-right="0.74pt solid #000000" fo:border-top="none"/>
      <style:text-properties fo:font-size="9pt" style:font-size-asian="9pt" style:font-size-complex="9pt"/>
    </style:style>
    <style:style style:name="ce102" style:family="table-cell" style:parent-style-name="Default">
      <style:table-cell-properties style:text-align-source="fix" style:repeat-content="false" fo:wrap-option="wrap" fo:border="0.74pt solid #000000" style:vertical-align="bottom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10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98" style:family="table-cell" style:parent-style-name="Default" style:data-style-name="N11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fo:font-size="9pt" style:font-size-asian="9pt" style:font-size-complex="9pt"/>
    </style:style>
    <style:style style:name="ce99" style:family="table-cell" style:parent-style-name="Default" style:data-style-name="N11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00" style:family="table-cell" style:parent-style-name="Default" style:data-style-name="N11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01" style:family="table-cell" style:parent-style-name="Default">
      <style:text-properties fo:font-size="9pt" style:font-size-asian="9pt" style:font-size-complex="9pt"/>
    </style:style>
    <style:style style:name="ce106" style:family="table-cell" style:parent-style-name="Default">
      <style:table-cell-properties fo:border="none"/>
      <style:text-properties fo:font-size="9pt" style:font-size-asian="9pt" style:font-size-complex="9pt"/>
    </style:style>
    <style:style style:name="ce107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5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fo:font-size="8pt" style:font-size-asian="8pt" style:font-size-complex="8pt"/>
    </style:style>
    <style:style style:name="ce126" style:family="table-cell" style:parent-style-name="Default" style:data-style-name="N5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8pt" style:font-size-asian="8pt" style:font-size-complex="8pt"/>
    </style:style>
    <style:style style:name="ce127" style:family="table-cell" style:parent-style-name="Default" style:data-style-name="N5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fo:font-size="9pt" style:font-size-asian="9pt" style:font-size-complex="9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start" fo:margin-left="1.76mm"/>
      <style:text-properties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start" fo:margin-left="1.76mm"/>
      <style:text-properties fo:font-size="8pt" fo:font-style="italic" style:font-size-asian="8pt" style:font-style-asian="italic" style:font-size-complex="8pt" style:font-style-complex="italic"/>
    </style:style>
    <style:style style:name="ce140" style:family="table-cell" style:parent-style-name="Default">
      <style:text-properties fo:font-size="8pt" style:font-size-asian="8pt" style:font-size-complex="8pt"/>
    </style:style>
    <style:style style:name="ce118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1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  <style:text-properties fo:font-size="9pt" style:font-size-asian="9pt" style:font-size-complex="9pt"/>
    </style:style>
    <style:style style:name="ce1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  <style:text-properties fo:font-size="9pt" style:font-size-asian="9pt" style:font-size-complex="9pt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122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123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9pt" style:font-size-asian="9pt" style:font-size-complex="9pt"/>
    </style:style>
    <style:style style:name="ce124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37"/>
        <table:table-column table:style-name="co3" table:default-cell-style-name="ce37"/>
        <table:table-column table:style-name="co4" table:default-cell-style-name="ce77"/>
        <table:table-column table:style-name="co5" table:default-cell-style-name="ce48"/>
        <table:table-column table:style-name="co6" table:default-cell-style-name="ce48"/>
        <table:table-column table:style-name="co7" table:default-cell-style-name="ce92"/>
        <table:table-column table:style-name="co8" table:default-cell-style-name="ce92"/>
        <table:table-column table:style-name="co9" table:default-cell-style-name="ce99"/>
        <table:table-column table:style-name="co10" table:default-cell-style-name="ce101"/>
        <table:table-column table:style-name="co10" table:default-cell-style-name="ce106"/>
        <table:table-column table:style-name="co11" table:default-cell-style-name="ce106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17" table:default-cell-style-name="ce101"/>
        <table:table-row table:style-name="ro1">
          <table:table-cell table:style-name="ce1" office:value-type="string" calcext:value-type="string" table:number-columns-spanned="6" table:number-rows-spanned="1">
            <text:p>Типовой расчёт радиолинии</text:p>
          </table:table-cell>
          <table:covered-table-cell table:number-columns-repeated="4" table:style-name="ce13"/>
          <table:covered-table-cell table:style-name="ce65"/>
          <table:table-cell table:style-name="ce65" table:formula="of:=IF(([.B3]/[.B6])&gt;0.9;&quot;ПРОВЕРЬТЕ РАСЧЁТЫ&quot;;&quot;&quot;)" table:number-columns-spanned="3" table:number-rows-spanned="1">
            <text:p/>
          </table:table-cell>
          <table:covered-table-cell table:style-name="ce13"/>
          <table:covered-table-cell table:style-name="ce87"/>
          <table:table-cell table:style-name="Default"/>
          <table:table-cell table:style-name="ce56" table:number-columns-repeated="2"/>
          <table:table-cell table:style-name="ce57" office:value-type="string" calcext:value-type="string" table:number-columns-spanned="3" table:number-rows-spanned="1">
            <text:p>Справочная информация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2">
          <table:table-cell table:style-name="ce5"/>
          <table:table-cell table:style-name="Default" table:number-columns-repeated="7"/>
          <table:table-cell table:style-name="ce95"/>
          <table:table-cell table:style-name="Default"/>
          <table:table-cell table:style-name="ce56" table:number-columns-repeated="2"/>
          <table:table-cell table:style-name="Default" table:number-columns-repeated="6"/>
        </table:table-row>
        <table:table-row table:style-name="ro2">
          <table:table-cell office:value-type="string" calcext:value-type="string">
            <text:p>I = </text:p>
          </table:table-cell>
          <table:table-cell table:style-name="ce20" office:value-type="float" office:value="4200" calcext:value-type="float" table:number-columns-spanned="2" table:number-rows-spanned="1">
            <text:p>4 200,0</text:p>
          </table:table-cell>
          <table:covered-table-cell table:style-name="ce20"/>
          <table:table-cell table:style-name="ce48" office:value-type="string" calcext:value-type="string" table:number-columns-spanned="3" table:number-rows-spanned="1">
            <text:p>битрейт, бит/с</text:p>
          </table:table-cell>
          <table:covered-table-cell table:number-columns-repeated="2"/>
          <table:table-cell table:style-name="ce48" table:number-columns-repeated="2"/>
          <table:table-cell table:style-name="ce88"/>
          <table:table-cell table:number-columns-repeated="3"/>
          <table:table-cell table:style-name="ce67" office:value-type="string" calcext:value-type="string">
            <text:p>° раств.</text:p>
          </table:table-cell>
          <table:table-cell table:style-name="ce114" office:value-type="string" calcext:value-type="string">
            <text:p>КУ антенны</text:p>
          </table:table-cell>
          <table:table-cell table:number-columns-repeated="2"/>
          <table:table-cell table:style-name="ce118" office:value-type="string" calcext:value-type="string" table:number-columns-spanned="2" table:number-rows-spanned="1">
            <text:p>Темп. приёмника, К</text:p>
          </table:table-cell>
          <table:covered-table-cell table:style-name="ce122"/>
        </table:table-row>
        <table:table-row table:style-name="ro2">
          <table:table-cell office:value-type="string" calcext:value-type="string">
            <text:p>IB = </text:p>
          </table:table-cell>
          <table:table-cell table:style-name="ce21" table:formula="of:=[.B3]/8" office:value-type="float" office:value="525" calcext:value-type="float" table:number-columns-spanned="2" table:number-rows-spanned="1">
            <text:p>525,0</text:p>
          </table:table-cell>
          <table:covered-table-cell table:style-name="ce21"/>
          <table:table-cell table:style-name="ce48" office:value-type="string" calcext:value-type="string" table:number-columns-spanned="3" table:number-rows-spanned="1">
            <text:p>битрейт, Б/с</text:p>
          </table:table-cell>
          <table:covered-table-cell table:number-columns-repeated="2"/>
          <table:table-cell table:style-name="ce48" table:number-columns-repeated="2"/>
          <table:table-cell table:style-name="ce88"/>
          <table:table-cell table:number-columns-repeated="3"/>
          <table:table-cell table:style-name="ce112" office:value-type="float" office:value="0.1" calcext:value-type="float">
            <text:p>0,1</text:p>
          </table:table-cell>
          <table:table-cell table:style-name="ce115"/>
          <table:table-cell table:style-name="ce134"/>
          <table:table-cell table:style-name="ce140"/>
          <table:table-cell table:style-name="ce119" office:value-type="float" office:value="450" calcext:value-type="float">
            <text:p>450</text:p>
          </table:table-cell>
          <table:table-cell table:style-name="ce123" office:value-type="string" calcext:value-type="string">
            <text:p>Космос, мин.</text:p>
          </table:table-cell>
        </table:table-row>
        <table:table-row table:style-name="ro2">
          <table:table-cell office:value-type="string" calcext:value-type="string">
            <text:p>IBh = </text:p>
          </table:table-cell>
          <table:table-cell table:style-name="ce22" table:formula="of:=[.B4]*3600/1048576" office:value-type="float" office:value="1.80244445800781" calcext:value-type="float" table:number-columns-spanned="2" table:number-rows-spanned="1">
            <text:p>1,802</text:p>
          </table:table-cell>
          <table:covered-table-cell table:style-name="ce22"/>
          <table:table-cell table:style-name="ce48" office:value-type="string" calcext:value-type="string" table:number-columns-spanned="3" table:number-rows-spanned="1">
            <text:p>битрейт, МБ/ч</text:p>
          </table:table-cell>
          <table:covered-table-cell table:number-columns-repeated="2"/>
          <table:table-cell table:style-name="ce48" table:number-columns-repeated="2"/>
          <table:table-cell table:style-name="ce88"/>
          <table:table-cell table:number-columns-repeated="3"/>
          <table:table-cell table:style-name="ce112" office:value-type="float" office:value="0.5" calcext:value-type="float">
            <text:p>0,5</text:p>
          </table:table-cell>
          <table:table-cell table:style-name="ce112"/>
          <table:table-cell table:style-name="ce134"/>
          <table:table-cell table:style-name="ce140"/>
          <table:table-cell table:style-name="ce120" office:value-type="float" office:value="500" calcext:value-type="float">
            <text:p>500</text:p>
          </table:table-cell>
          <table:table-cell table:style-name="ce124" office:value-type="string" calcext:value-type="string">
            <text:p>Космос, макс.</text:p>
          </table:table-cell>
        </table:table-row>
        <table:table-row table:style-name="ro2">
          <table:table-cell office:value-type="string" calcext:value-type="string">
            <text:p>f = </text:p>
          </table:table-cell>
          <table:table-cell table:style-name="ce23" office:value-type="float" office:value="420000000" calcext:value-type="float" table:number-columns-spanned="2" table:number-rows-spanned="1">
            <text:p>420 000 000,00</text:p>
          </table:table-cell>
          <table:covered-table-cell table:style-name="ce33"/>
          <table:table-cell table:style-name="ce48" office:value-type="string" calcext:value-type="string" table:number-columns-spanned="3" table:number-rows-spanned="1">
            <text:p>частота несущей, Гц</text:p>
          </table:table-cell>
          <table:covered-table-cell table:number-columns-repeated="2"/>
          <table:table-cell table:style-name="ce48" table:number-columns-repeated="2"/>
          <table:table-cell table:style-name="ce88"/>
          <table:table-cell table:number-columns-repeated="3"/>
          <table:table-cell table:style-name="ce112" office:value-type="float" office:value="1" calcext:value-type="float">
            <text:p>1</text:p>
          </table:table-cell>
          <table:table-cell table:style-name="ce112"/>
          <table:table-cell table:style-name="ce134"/>
          <table:table-cell table:style-name="ce140"/>
          <table:table-cell table:style-name="ce121"/>
          <table:table-cell/>
        </table:table-row>
        <table:table-row table:style-name="ro2">
          <table:table-cell office:value-type="string" calcext:value-type="string">
            <text:p>Gпрд = </text:p>
          </table:table-cell>
          <table:table-cell table:style-name="ce24" table:formula="of:=[.N23]" office:value-type="float" office:value="-13" calcext:value-type="float" table:number-columns-spanned="2" table:number-rows-spanned="1">
            <text:p>-13</text:p>
          </table:table-cell>
          <table:covered-table-cell table:style-name="ce24"/>
          <table:table-cell table:style-name="ce66" office:value-type="string" calcext:value-type="string" table:number-columns-spanned="6" table:number-rows-spanned="1">
            <text:p>КУ антенны передатчика, дБ</text:p>
          </table:table-cell>
          <table:covered-table-cell table:number-columns-repeated="2"/>
          <table:covered-table-cell table:number-columns-repeated="2" table:style-name="ce48"/>
          <table:covered-table-cell table:style-name="ce88"/>
          <table:table-cell table:number-columns-repeated="3"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1" calcext:value-type="float">
            <text:p>31</text:p>
          </table:table-cell>
          <table:table-cell table:style-name="ce135" table:number-columns-spanned="2" table:number-rows-spanned="1"/>
          <table:covered-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Gпрм = </text:p>
          </table:table-cell>
          <table:table-cell table:style-name="ce24" table:formula="of:=[.N9]" office:value-type="float" office:value="24" calcext:value-type="float" table:number-columns-spanned="2" table:number-rows-spanned="1">
            <text:p>24</text:p>
          </table:table-cell>
          <table:covered-table-cell table:style-name="ce24"/>
          <table:table-cell table:style-name="ce66" office:value-type="string" calcext:value-type="string" table:number-columns-spanned="6" table:number-rows-spanned="1">
            <text:p>КУ антенны приёмника, дБ</text:p>
          </table:table-cell>
          <table:covered-table-cell table:number-columns-repeated="2"/>
          <table:covered-table-cell table:number-columns-repeated="2" table:style-name="ce48"/>
          <table:covered-table-cell table:style-name="ce88"/>
          <table:table-cell table:number-columns-repeated="3"/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28" calcext:value-type="float">
            <text:p>28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Z = </text:p>
          </table:table-cell>
          <table:table-cell table:style-name="ce24" office:value-type="float" office:value="2" calcext:value-type="float" table:number-columns-spanned="2" table:number-rows-spanned="1">
            <text:p>2</text:p>
          </table:table-cell>
          <table:covered-table-cell table:style-name="ce24"/>
          <table:table-cell table:style-name="ce50" office:value-type="string" calcext:value-type="string" table:number-columns-spanned="3" table:number-rows-spanned="1">
            <text:p>пороговое отношение Eb/No, дБ</text:p>
          </table:table-cell>
          <table:covered-table-cell table:number-columns-repeated="2"/>
          <table:table-cell table:style-name="ce48" table:number-columns-repeated="2"/>
          <table:table-cell table:style-name="ce88"/>
          <table:table-cell table:number-columns-repeated="3"/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24" calcext:value-type="float">
            <text:p>24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T = </text:p>
          </table:table-cell>
          <table:table-cell table:style-name="ce24" table:formula="of:=[.Q4]" office:value-type="float" office:value="450" calcext:value-type="float" table:number-columns-spanned="2" table:number-rows-spanned="1">
            <text:p>450</text:p>
          </table:table-cell>
          <table:covered-table-cell table:style-name="ce24"/>
          <table:table-cell table:style-name="ce71" office:value-type="string" calcext:value-type="string" table:number-columns-spanned="6" table:number-rows-spanned="1">
            <text:p>эквивалентная шумовая температура приёмника, К</text:p>
          </table:table-cell>
          <table:covered-table-cell table:number-columns-repeated="2"/>
          <table:covered-table-cell table:number-columns-repeated="2" table:style-name="ce48"/>
          <table:covered-table-cell table:style-name="ce88"/>
          <table:table-cell table:number-columns-repeated="3"/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22" calcext:value-type="float">
            <text:p>22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λ = </text:p>
          </table:table-cell>
          <table:table-cell table:style-name="ce25" table:formula="of:=[.B16]/[.B6]" office:value-type="float" office:value="0.714285714285714" calcext:value-type="float" table:number-columns-spanned="2" table:number-rows-spanned="1">
            <text:p>0,7142857142857</text:p>
          </table:table-cell>
          <table:covered-table-cell table:style-name="ce54"/>
          <table:table-cell table:style-name="ce50" office:value-type="string" calcext:value-type="string" table:number-columns-spanned="5" table:number-rows-spanned="1">
            <text:p>длина волны, м</text:p>
          </table:table-cell>
          <table:covered-table-cell table:number-columns-repeated="2"/>
          <table:covered-table-cell table:number-columns-repeated="2" table:style-name="ce48"/>
          <table:table-cell table:style-name="ce88"/>
          <table:table-cell table:number-columns-repeated="3"/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20" calcext:value-type="float">
            <text:p>20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ZR = </text:p>
          </table:table-cell>
          <table:table-cell table:style-name="ce26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50" office:value-type="string" calcext:value-type="string" table:number-columns-spanned="5" table:number-rows-spanned="1">
            <text:p>необходимый запас в радиолинии</text:p>
          </table:table-cell>
          <table:covered-table-cell table:number-columns-repeated="2"/>
          <table:covered-table-cell table:number-columns-repeated="2" table:style-name="ce48"/>
          <table:table-cell table:style-name="ce88"/>
          <table:table-cell table:number-columns-repeated="3"/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8.5" calcext:value-type="float">
            <text:p>18,5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γ = </text:p>
          </table:table-cell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71" office:value-type="string" calcext:value-type="string" table:number-columns-spanned="6" table:number-rows-spanned="1">
            <text:p>эффективность использования полосы сигнала, бит/Гц·с</text:p>
          </table:table-cell>
          <table:covered-table-cell table:number-columns-repeated="2"/>
          <table:covered-table-cell table:number-columns-repeated="2" table:style-name="ce48"/>
          <table:covered-table-cell table:style-name="ce88"/>
          <table:table-cell table:number-columns-repeated="3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7.5" calcext:value-type="float">
            <text:p>17,5</text:p>
          </table:table-cell>
          <table:table-cell table:style-name="ce135" table:number-columns-spanned="2" table:number-rows-spanned="1"/>
          <table:covered-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Pпрд = </text:p>
          </table:table-cell>
          <table:table-cell table:style-name="ce39" office:value-type="float" office:value="2.5" calcext:value-type="float" table:number-columns-spanned="2" table:number-rows-spanned="1">
            <text:p>2,5</text:p>
          </table:table-cell>
          <table:covered-table-cell table:style-name="ce39"/>
          <table:table-cell table:style-name="ce50" office:value-type="string" calcext:value-type="string" table:number-columns-spanned="5" table:number-rows-spanned="1">
            <text:p>выходная мощность передатчика, Вт</text:p>
          </table:table-cell>
          <table:covered-table-cell table:number-columns-repeated="2"/>
          <table:covered-table-cell table:number-columns-repeated="2" table:style-name="ce48"/>
          <table:table-cell table:style-name="ce88"/>
          <table:table-cell table:number-columns-repeated="3"/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5" calcext:value-type="float">
            <text:p>15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E = </text:p>
          </table:table-cell>
          <table:table-cell table:style-name="ce26" table:formula="of:=(-1)*199" office:value-type="float" office:value="-199" calcext:value-type="float" table:number-columns-spanned="2" table:number-rows-spanned="1">
            <text:p>-199</text:p>
          </table:table-cell>
          <table:covered-table-cell table:style-name="ce26"/>
          <table:table-cell table:style-name="ce50" office:value-type="string" calcext:value-type="string" table:number-columns-spanned="3" table:number-rows-spanned="1">
            <text:p>чувствительность приёмника, дБВт</text:p>
          </table:table-cell>
          <table:covered-table-cell table:number-columns-repeated="2"/>
          <table:table-cell table:style-name="ce48" table:number-columns-repeated="2"/>
          <table:table-cell table:style-name="ce88"/>
          <table:table-cell table:number-columns-repeated="3"/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3" calcext:value-type="float">
            <text:p>13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С = </text:p>
          </table:table-cell>
          <table:table-cell table:style-name="ce26" office:value-type="float" office:value="300000000" calcext:value-type="float" table:number-columns-spanned="2" table:number-rows-spanned="1">
            <text:p>300 000 000</text:p>
          </table:table-cell>
          <table:covered-table-cell table:style-name="ce26"/>
          <table:table-cell table:style-name="ce50" office:value-type="string" calcext:value-type="string" table:number-columns-spanned="5" table:number-rows-spanned="1">
            <text:p>скорость света в вакууме, м/с</text:p>
          </table:table-cell>
          <table:covered-table-cell table:number-columns-repeated="2"/>
          <table:covered-table-cell table:number-columns-repeated="2" table:style-name="ce48"/>
          <table:table-cell table:style-name="ce88"/>
          <table:table-cell table:number-columns-repeated="3"/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12" calcext:value-type="float">
            <text:p>12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K = </text:p>
          </table:table-cell>
          <table:table-cell table:style-name="ce41" table:formula="of:=1.38*(10^(-23))" office:value-type="float" office:value="1.38E-023" calcext:value-type="float" table:number-columns-spanned="2" table:number-rows-spanned="1">
            <text:p>1,38E-23</text:p>
          </table:table-cell>
          <table:covered-table-cell table:style-name="ce41"/>
          <table:table-cell table:style-name="ce50" office:value-type="string" calcext:value-type="string" table:number-columns-spanned="5" table:number-rows-spanned="1">
            <text:p>постоянная Больцмана, Вт/(Гц*К)</text:p>
          </table:table-cell>
          <table:covered-table-cell table:number-columns-repeated="2"/>
          <table:covered-table-cell table:number-columns-repeated="2" table:style-name="ce48"/>
          <table:table-cell table:style-name="ce88"/>
          <table:table-cell table:number-columns-repeated="3"/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8" calcext:value-type="float">
            <text:p>8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Lпрд = </text:p>
          </table:table-cell>
          <table:table-cell table:style-name="ce26" office:value-type="float" office:value="0" calcext:value-type="float" table:number-columns-spanned="2" table:number-rows-spanned="1">
            <text:p>0</text:p>
          </table:table-cell>
          <table:covered-table-cell table:style-name="ce26"/>
          <table:table-cell table:style-name="ce50" office:value-type="string" calcext:value-type="string" table:number-columns-spanned="3" table:number-rows-spanned="1">
            <text:p>потери в передающем тракте, дБ</text:p>
          </table:table-cell>
          <table:covered-table-cell table:number-columns-repeated="2"/>
          <table:table-cell table:style-name="ce48" table:number-columns-repeated="2"/>
          <table:table-cell table:style-name="ce88"/>
          <table:table-cell table:number-columns-repeated="3"/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5" calcext:value-type="float">
            <text:p>5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Lпрм = </text:p>
          </table:table-cell>
          <table:table-cell table:style-name="ce26" office:value-type="float" office:value="0" calcext:value-type="float" table:number-columns-spanned="2" table:number-rows-spanned="1">
            <text:p>0</text:p>
          </table:table-cell>
          <table:covered-table-cell table:style-name="ce26"/>
          <table:table-cell table:style-name="ce50" office:value-type="string" calcext:value-type="string" table:number-columns-spanned="3" table:number-rows-spanned="1">
            <text:p>потери в приёмном тракте, дБ</text:p>
          </table:table-cell>
          <table:covered-table-cell table:number-columns-repeated="2"/>
          <table:table-cell table:style-name="ce48" table:number-columns-repeated="2"/>
          <table:table-cell table:style-name="ce88"/>
          <table:table-cell table:number-columns-repeated="3"/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2" calcext:value-type="float">
            <text:p>2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Lатм = </text:p>
          </table:table-cell>
          <table:table-cell table:style-name="ce26" office:value-type="float" office:value="0" calcext:value-type="float" table:number-columns-spanned="2" table:number-rows-spanned="1">
            <text:p>0</text:p>
          </table:table-cell>
          <table:covered-table-cell table:style-name="ce26"/>
          <table:table-cell table:style-name="ce48" office:value-type="string" calcext:value-type="string" table:number-columns-spanned="3" table:number-rows-spanned="1">
            <text:p>потери в атмосфере, дБ</text:p>
          </table:table-cell>
          <table:covered-table-cell table:number-columns-repeated="2"/>
          <table:table-cell table:style-name="ce48" table:number-columns-repeated="2"/>
          <table:table-cell table:style-name="ce88"/>
          <table:table-cell table:number-columns-repeated="3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0" calcext:value-type="float">
            <text:p>0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Lн = </text:p>
          </table:table-cell>
          <table:table-cell table:style-name="ce26" office:value-type="float" office:value="0" calcext:value-type="float" table:number-columns-spanned="2" table:number-rows-spanned="1">
            <text:p>0</text:p>
          </table:table-cell>
          <table:covered-table-cell table:style-name="ce26"/>
          <table:table-cell table:style-name="ce50" office:value-type="string" calcext:value-type="string" table:number-columns-spanned="5" table:number-rows-spanned="1">
            <text:p>потери из-за неточности наведения антенн, дБ</text:p>
          </table:table-cell>
          <table:covered-table-cell table:number-columns-repeated="2"/>
          <table:covered-table-cell table:number-columns-repeated="2" table:style-name="ce48"/>
          <table:table-cell table:style-name="ce88"/>
          <table:table-cell table:number-columns-repeated="3"/>
          <table:table-cell table:style-name="ce112" office:value-type="float" office:value="60" calcext:value-type="float">
            <text:p>60</text:p>
          </table:table-cell>
          <table:table-cell table:style-name="ce112" office:value-type="float" office:value="-4" calcext:value-type="float">
            <text:p>-4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Lпол = </text:p>
          </table:table-cell>
          <table:table-cell table:style-name="ce26" office:value-type="float" office:value="0" calcext:value-type="float" table:number-columns-spanned="2" table:number-rows-spanned="1">
            <text:p>0</text:p>
          </table:table-cell>
          <table:covered-table-cell table:style-name="ce26"/>
          <table:table-cell table:style-name="ce50" office:value-type="string" calcext:value-type="string" table:number-columns-spanned="3" table:number-rows-spanned="1">
            <text:p>потери поляризации, дБ</text:p>
          </table:table-cell>
          <table:covered-table-cell table:number-columns-repeated="2"/>
          <table:table-cell table:style-name="ce48" table:number-columns-repeated="2"/>
          <table:table-cell table:style-name="ce88"/>
          <table:table-cell table:number-columns-repeated="3"/>
          <table:table-cell table:style-name="ce112" office:value-type="float" office:value="90" calcext:value-type="float">
            <text:p>90</text:p>
          </table:table-cell>
          <table:table-cell table:style-name="ce112" office:value-type="float" office:value="-9" calcext:value-type="float">
            <text:p>-9</text:p>
          </table:table-cell>
          <table:table-cell table:style-name="ce134"/>
          <table:table-cell table:style-name="ce140"/>
          <table:table-cell table:number-columns-repeated="2"/>
        </table:table-row>
        <table:table-row table:style-name="ro2">
          <table:table-cell office:value-type="string" calcext:value-type="string">
            <text:p>Lпр = </text:p>
          </table:table-cell>
          <table:table-cell table:style-name="ce24" office:value-type="float" office:value="1" calcext:value-type="float" table:number-columns-spanned="2" table:number-rows-spanned="1">
            <text:p>1</text:p>
          </table:table-cell>
          <table:covered-table-cell table:style-name="ce24"/>
          <table:table-cell table:style-name="ce50" office:value-type="string" calcext:value-type="string" table:number-columns-spanned="5" table:number-rows-spanned="1">
            <text:p>прочие потери (при демодуляции и др.), дБ</text:p>
          </table:table-cell>
          <table:covered-table-cell table:number-columns-repeated="2"/>
          <table:covered-table-cell table:number-columns-repeated="2" table:style-name="ce48"/>
          <table:table-cell table:style-name="ce88"/>
          <table:table-cell table:number-columns-repeated="3"/>
          <table:table-cell table:style-name="ce113" office:value-type="float" office:value="180" calcext:value-type="float">
            <text:p>180</text:p>
          </table:table-cell>
          <table:table-cell table:style-name="ce113" office:value-type="float" office:value="-13" calcext:value-type="float">
            <text:p>-13</text:p>
          </table:table-cell>
          <table:table-cell table:style-name="ce135" table:number-columns-spanned="2" table:number-rows-spanned="1"/>
          <table:covered-table-cell table:style-name="ce140"/>
          <table:table-cell table:number-columns-repeated="2"/>
        </table:table-row>
        <table:table-row table:style-name="ro2">
          <table:table-cell table:style-name="ce8"/>
          <table:table-cell table:style-name="ce45" table:number-columns-repeated="2"/>
          <table:table-cell table:style-name="ce73"/>
          <table:table-cell table:style-name="ce79" table:number-columns-repeated="4"/>
          <table:table-cell table:style-name="ce97"/>
          <table:table-cell table:style-name="ce106"/>
          <table:table-cell table:number-columns-repeated="8"/>
        </table:table-row>
        <table:table-row table:style-name="ro2">
          <table:table-cell table:style-name="ce9" table:number-columns-repeated="9"/>
          <table:table-cell table:number-columns-repeated="9"/>
        </table:table-row>
        <table:table-row table:style-name="ro2">
          <table:table-cell table:style-name="ce10" office:value-type="string" calcext:value-type="string" table:number-columns-spanned="3" table:number-rows-spanned="2">
            <text:p>Дальность (км):</text:p>
          </table:table-cell>
          <table:covered-table-cell table:style-name="ce35"/>
          <table:covered-table-cell table:style-name="ce10"/>
          <table:table-cell table:style-name="ce53" office:value-type="string" calcext:value-type="string" table:number-columns-spanned="2" table:number-rows-spanned="2">
            <text:p>Энергетич. запас радиолинии (дБ):</text:p>
          </table:table-cell>
          <table:covered-table-cell table:style-name="ce35"/>
          <table:table-cell table:style-name="ce67" office:value-type="string" calcext:value-type="string" table:number-columns-spanned="3" table:number-rows-spanned="1">
            <text:p>Битрейт</text:p>
          </table:table-cell>
          <table:covered-table-cell table:number-columns-repeated="2" table:style-name="ce9"/>
          <table:table-cell table:style-name="ce102" office:value-type="string" calcext:value-type="string" table:number-columns-spanned="1" table:number-rows-spanned="2">
            <text:p>Задержка сигнала,</text:p>
            <text:p>с</text:p>
          </table:table-cell>
          <table:table-cell table:style-name="ce107" office:value-type="string" calcext:value-type="string" table:number-columns-spanned="1" table:number-rows-spanned="2">
            <text:p>Lsp</text:p>
          </table:table-cell>
          <table:table-cell table:style-name="ce107" office:value-type="string" calcext:value-type="string" table:number-columns-spanned="1" table:number-rows-spanned="2">
            <text:p>L</text:p>
          </table:table-cell>
          <table:table-cell table:style-name="ce101"/>
          <table:table-cell table:number-columns-repeated="6"/>
        </table:table-row>
        <table:table-row table:style-name="ro3">
          <table:covered-table-cell table:style-name="ce10"/>
          <table:covered-table-cell table:style-name="ce36"/>
          <table:covered-table-cell table:style-name="ce10"/>
          <table:covered-table-cell table:style-name="ce75"/>
          <table:covered-table-cell table:style-name="ce80"/>
          <table:table-cell table:style-name="ce53" office:value-type="string" calcext:value-type="string">
            <text:p>(б/с):</text:p>
          </table:table-cell>
          <table:table-cell table:style-name="ce58" office:value-type="string" calcext:value-type="string">
            <text:p>(Б/с):</text:p>
          </table:table-cell>
          <table:table-cell table:style-name="ce58" office:value-type="string" calcext:value-type="string">
            <text:p>(МБ/ч):</text:p>
          </table:table-cell>
          <table:covered-table-cell table:style-name="ce103"/>
          <table:covered-table-cell table:number-columns-repeated="2" table:style-name="ce108"/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1</text:p>
          </table:table-cell>
          <table:table-cell office:value-type="float" office:value="5000" calcext:value-type="float" table:number-columns-spanned="2" table:number-rows-spanned="1">
            <text:p>5 000</text:p>
          </table:table-cell>
          <table:covered-table-cell/>
          <table:table-cell table:formula="of:=10*LOG([.B14])+[.B7]+[.B8]-[.K28]-10*LOG([.B17])-10*LOG([.B10])-10*LOG([.B3]/[.B13])-[.B9]" office:value-type="float" office:value="18.9298330991144" calcext:value-type="float">
            <text:p>18,930</text:p>
          </table:table-cell>
          <table:table-cell table:style-name="ce84" table:formula="of:=IF([.D28]&lt;[.B12];&quot;низкий запас&quot;;&quot;&quot;)">
            <text:p/>
          </table:table-cell>
          <table:table-cell table:style-name="ce82" table:formula="of:=ROUNDDOWN([.B13]*10^((10*LOG([.B14])+[.B7]+[.B8]-[.K28]-10*LOG([.B17])-10*LOG([.B10])-[.B9]-[.B12])/10);1)" office:value-type="float" office:value="164525.2" calcext:value-type="float">
            <text:p>164 525,2</text:p>
          </table:table-cell>
          <table:table-cell table:style-name="ce91" table:formula="of:=ROUNDDOWN([.F28]/8;1)" office:value-type="float" office:value="20565.6" calcext:value-type="float">
            <text:p>20 565,6</text:p>
          </table:table-cell>
          <table:table-cell table:style-name="ce91" table:formula="of:=ROUNDDOWN([.F28]*3600/8388608;1)" office:value-type="float" office:value="70.6" calcext:value-type="float">
            <text:p>70,6</text:p>
          </table:table-cell>
          <table:table-cell table:style-name="ce98" table:formula="of:=[.B28]*1000/[.B16]" office:value-type="float" office:value="0.0166666666666667" calcext:value-type="float">
            <text:p>0,017</text:p>
          </table:table-cell>
          <table:table-cell table:style-name="ce125" table:formula="of:=20*LOG(4*3.141592654*[.B28]/[.B11])+60" office:value-type="float" office:value="158.886158081861" calcext:value-type="float">
            <text:p>158,89</text:p>
          </table:table-cell>
          <table:table-cell table:style-name="ce125" table:formula="of:=[.J28]+SUM([.B18:.B23])" office:value-type="float" office:value="159.886158081861" calcext:value-type="float">
            <text:p>159,89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2</text:p>
          </table:table-cell>
          <table:table-cell office:value-type="float" office:value="10000" calcext:value-type="float" table:number-columns-spanned="2" table:number-rows-spanned="1">
            <text:p>10 000</text:p>
          </table:table-cell>
          <table:covered-table-cell/>
          <table:table-cell table:formula="of:=10*LOG([.B14])+[.B7]+[.B8]-[.K29]-10*LOG([.B17])-10*LOG([.B10])-10*LOG([.B3]/[.B13])-[.B9]" office:value-type="float" office:value="12.9092331858347" calcext:value-type="float">
            <text:p>12,909</text:p>
          </table:table-cell>
          <table:table-cell table:style-name="ce84" table:formula="of:=IF([.D29]&lt;[.B12];&quot;низкий запас&quot;;&quot;&quot;)">
            <text:p/>
          </table:table-cell>
          <table:table-cell table:style-name="ce82" table:formula="of:=ROUNDDOWN([.B13]*10^((10*LOG([.B14])+[.B7]+[.B8]-[.K29]-10*LOG([.B17])-10*LOG([.B10])-[.B9]-[.B12])/10);1)" office:value-type="float" office:value="41131.3" calcext:value-type="float">
            <text:p>41 131,3</text:p>
          </table:table-cell>
          <table:table-cell table:formula="of:=ROUNDDOWN([.F29]/8;1)" office:value-type="float" office:value="5141.4" calcext:value-type="float">
            <text:p>5 141,4</text:p>
          </table:table-cell>
          <table:table-cell table:formula="of:=ROUNDDOWN([.F29]*3600/8388608;1)" office:value-type="float" office:value="17.6" calcext:value-type="float">
            <text:p>17,6</text:p>
          </table:table-cell>
          <table:table-cell table:formula="of:=[.B29]*1000/[.B16]" office:value-type="float" office:value="0.0333333333333333" calcext:value-type="float">
            <text:p>0,033</text:p>
          </table:table-cell>
          <table:table-cell table:style-name="ce126" table:formula="of:=20*LOG(4*3.141592654*[.B29]/[.B11])+60" office:value-type="float" office:value="164.906757995141" calcext:value-type="float">
            <text:p>164,91</text:p>
          </table:table-cell>
          <table:table-cell table:style-name="ce126" table:formula="of:=[.J29]+SUM([.B18:.B23])" office:value-type="float" office:value="165.906757995141" calcext:value-type="float">
            <text:p>165,91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3</text:p>
          </table:table-cell>
          <table:table-cell office:value-type="float" office:value="15000" calcext:value-type="float" table:number-columns-spanned="2" table:number-rows-spanned="1">
            <text:p>15 000</text:p>
          </table:table-cell>
          <table:covered-table-cell/>
          <table:table-cell table:formula="of:=10*LOG([.B14])+[.B7]+[.B8]-[.K30]-10*LOG([.B17])-10*LOG([.B10])-10*LOG([.B3]/[.B13])-[.B9]" office:value-type="float" office:value="9.38740800472112" calcext:value-type="float">
            <text:p>9,387</text:p>
          </table:table-cell>
          <table:table-cell table:style-name="ce84" table:formula="of:=IF([.D30]&lt;[.B12];&quot;низкий запас&quot;;&quot;&quot;)">
            <text:p/>
          </table:table-cell>
          <table:table-cell table:style-name="ce82" table:formula="of:=ROUNDDOWN([.B13]*10^((10*LOG([.B14])+[.B7]+[.B8]-[.K30]-10*LOG([.B17])-10*LOG([.B10])-[.B9]-[.B12])/10);1)" office:value-type="float" office:value="18280.5" calcext:value-type="float">
            <text:p>18 280,5</text:p>
          </table:table-cell>
          <table:table-cell table:formula="of:=ROUNDDOWN([.F30]/8;1)" office:value-type="float" office:value="2285" calcext:value-type="float">
            <text:p>2 285,0</text:p>
          </table:table-cell>
          <table:table-cell table:formula="of:=ROUNDDOWN([.F30]*3600/8388608;1)" office:value-type="float" office:value="7.8" calcext:value-type="float">
            <text:p>7,8</text:p>
          </table:table-cell>
          <table:table-cell table:formula="of:=[.B30]*1000/[.B16]" office:value-type="float" office:value="0.05" calcext:value-type="float">
            <text:p>0,050</text:p>
          </table:table-cell>
          <table:table-cell table:style-name="ce126" table:formula="of:=20*LOG(4*3.141592654*[.B30]/[.B11])+60" office:value-type="float" office:value="168.428583176254" calcext:value-type="float">
            <text:p>168,43</text:p>
          </table:table-cell>
          <table:table-cell table:style-name="ce126" table:formula="of:=[.J30]+SUM([.B18:.B23])" office:value-type="float" office:value="169.428583176254" calcext:value-type="float">
            <text:p>169,43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4</text:p>
          </table:table-cell>
          <table:table-cell office:value-type="float" office:value="20000" calcext:value-type="float" table:number-columns-spanned="2" table:number-rows-spanned="1">
            <text:p>20 000</text:p>
          </table:table-cell>
          <table:covered-table-cell/>
          <table:table-cell table:formula="of:=10*LOG([.B14])+[.B7]+[.B8]-[.K31]-10*LOG([.B17])-10*LOG([.B10])-10*LOG([.B3]/[.B13])-[.B9]" office:value-type="float" office:value="6.88863327255512" calcext:value-type="float">
            <text:p>6,889</text:p>
          </table:table-cell>
          <table:table-cell table:style-name="ce84" table:formula="of:=IF([.D31]&lt;[.B12];&quot;низкий запас&quot;;&quot;&quot;)">
            <text:p/>
          </table:table-cell>
          <table:table-cell table:style-name="ce82" table:formula="of:=ROUNDDOWN([.B13]*10^((10*LOG([.B14])+[.B7]+[.B8]-[.K31]-10*LOG([.B17])-10*LOG([.B10])-[.B9]-[.B12])/10);1)" office:value-type="float" office:value="10282.8" calcext:value-type="float">
            <text:p>10 282,8</text:p>
          </table:table-cell>
          <table:table-cell table:formula="of:=ROUNDDOWN([.F31]/8;1)" office:value-type="float" office:value="1285.3" calcext:value-type="float">
            <text:p>1 285,3</text:p>
          </table:table-cell>
          <table:table-cell table:formula="of:=ROUNDDOWN([.F31]*3600/8388608;1)" office:value-type="float" office:value="4.4" calcext:value-type="float">
            <text:p>4,4</text:p>
          </table:table-cell>
          <table:table-cell table:formula="of:=[.B31]*1000/[.B16]" office:value-type="float" office:value="0.0666666666666667" calcext:value-type="float">
            <text:p>0,067</text:p>
          </table:table-cell>
          <table:table-cell table:style-name="ce126" table:formula="of:=20*LOG(4*3.141592654*[.B31]/[.B11])+60" office:value-type="float" office:value="170.92735790842" calcext:value-type="float">
            <text:p>170,93</text:p>
          </table:table-cell>
          <table:table-cell table:style-name="ce126" table:formula="of:=[.J31]+SUM([.B18:.B23])" office:value-type="float" office:value="171.92735790842" calcext:value-type="float">
            <text:p>171,93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5</text:p>
          </table:table-cell>
          <table:table-cell office:value-type="float" office:value="25000" calcext:value-type="float" table:number-columns-spanned="2" table:number-rows-spanned="1">
            <text:p>25 000</text:p>
          </table:table-cell>
          <table:covered-table-cell/>
          <table:table-cell table:formula="of:=10*LOG([.B14])+[.B7]+[.B8]-[.K32]-10*LOG([.B17])-10*LOG([.B10])-10*LOG([.B3]/[.B13])-[.B9]" office:value-type="float" office:value="4.95043301239399" calcext:value-type="float">
            <text:p>4,950</text:p>
          </table:table-cell>
          <table:table-cell table:style-name="ce84" table:formula="of:=IF([.D32]&lt;[.B12];&quot;низкий запас&quot;;&quot;&quot;)">
            <text:p/>
          </table:table-cell>
          <table:table-cell table:style-name="ce82" table:formula="of:=ROUNDDOWN([.B13]*10^((10*LOG([.B14])+[.B7]+[.B8]-[.K32]-10*LOG([.B17])-10*LOG([.B10])-[.B9]-[.B12])/10);1)" office:value-type="float" office:value="6581" calcext:value-type="float">
            <text:p>6 581,0</text:p>
          </table:table-cell>
          <table:table-cell table:formula="of:=ROUNDDOWN([.F32]/8;1)" office:value-type="float" office:value="822.6" calcext:value-type="float">
            <text:p>822,6</text:p>
          </table:table-cell>
          <table:table-cell table:formula="of:=ROUNDDOWN([.F32]*3600/8388608;1)" office:value-type="float" office:value="2.8" calcext:value-type="float">
            <text:p>2,8</text:p>
          </table:table-cell>
          <table:table-cell table:formula="of:=[.B32]*1000/[.B16]" office:value-type="float" office:value="0.0833333333333333" calcext:value-type="float">
            <text:p>0,083</text:p>
          </table:table-cell>
          <table:table-cell table:style-name="ce126" table:formula="of:=20*LOG(4*3.141592654*[.B32]/[.B11])+60" office:value-type="float" office:value="172.865558168582" calcext:value-type="float">
            <text:p>172,87</text:p>
          </table:table-cell>
          <table:table-cell table:style-name="ce126" table:formula="of:=[.J32]+SUM([.B18:.B23])" office:value-type="float" office:value="173.865558168582" calcext:value-type="float">
            <text:p>173,87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6</text:p>
          </table:table-cell>
          <table:table-cell office:value-type="float" office:value="30000" calcext:value-type="float" table:number-columns-spanned="2" table:number-rows-spanned="1">
            <text:p>30 000</text:p>
          </table:table-cell>
          <table:covered-table-cell/>
          <table:table-cell table:formula="of:=10*LOG([.B14])+[.B7]+[.B8]-[.K33]-10*LOG([.B17])-10*LOG([.B10])-10*LOG([.B3]/[.B13])-[.B9]" office:value-type="float" office:value="3.36680809144149" calcext:value-type="float">
            <text:p>3,367</text:p>
          </table:table-cell>
          <table:table-cell table:style-name="ce84" table:formula="of:=IF([.D33]&lt;[.B12];&quot;низкий запас&quot;;&quot;&quot;)">
            <text:p/>
          </table:table-cell>
          <table:table-cell table:style-name="ce82" table:formula="of:=ROUNDDOWN([.B13]*10^((10*LOG([.B14])+[.B7]+[.B8]-[.K33]-10*LOG([.B17])-10*LOG([.B10])-[.B9]-[.B12])/10);1)" office:value-type="float" office:value="4570.1" calcext:value-type="float">
            <text:p>4 570,1</text:p>
          </table:table-cell>
          <table:table-cell table:formula="of:=ROUNDDOWN([.F33]/8;1)" office:value-type="float" office:value="571.2" calcext:value-type="float">
            <text:p>571,2</text:p>
          </table:table-cell>
          <table:table-cell table:formula="of:=ROUNDDOWN([.F33]*3600/8388608;1)" office:value-type="float" office:value="1.9" calcext:value-type="float">
            <text:p>1,9</text:p>
          </table:table-cell>
          <table:table-cell table:formula="of:=[.B33]*1000/[.B16]" office:value-type="float" office:value="0.1" calcext:value-type="float">
            <text:p>0,100</text:p>
          </table:table-cell>
          <table:table-cell table:style-name="ce126" table:formula="of:=20*LOG(4*3.141592654*[.B33]/[.B11])+60" office:value-type="float" office:value="174.449183089534" calcext:value-type="float">
            <text:p>174,45</text:p>
          </table:table-cell>
          <table:table-cell table:style-name="ce126" table:formula="of:=[.J33]+SUM([.B18:.B23])" office:value-type="float" office:value="175.449183089534" calcext:value-type="float">
            <text:p>175,45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7</text:p>
          </table:table-cell>
          <table:table-cell office:value-type="float" office:value="35000" calcext:value-type="float" table:number-columns-spanned="2" table:number-rows-spanned="1">
            <text:p>35 000</text:p>
          </table:table-cell>
          <table:covered-table-cell/>
          <table:table-cell table:formula="of:=10*LOG([.B14])+[.B7]+[.B8]-[.K34]-10*LOG([.B17])-10*LOG([.B10])-10*LOG([.B3]/[.B13])-[.B9]" office:value-type="float" office:value="2.02787229882923" calcext:value-type="float">
            <text:p>2,028</text:p>
          </table:table-cell>
          <table:table-cell table:style-name="ce84" table:formula="of:=IF([.D34]&lt;[.B12];&quot;низкий запас&quot;;&quot;&quot;)" office:value-type="string" office:string-value="низкий запас" calcext:value-type="string">
            <text:p>низкий запас</text:p>
          </table:table-cell>
          <table:table-cell table:style-name="ce82" table:formula="of:=ROUNDDOWN([.B13]*10^((10*LOG([.B14])+[.B7]+[.B8]-[.K34]-10*LOG([.B17])-10*LOG([.B10])-[.B9]-[.B12])/10);1)" office:value-type="float" office:value="3357.6" calcext:value-type="float">
            <text:p>3 357,6</text:p>
          </table:table-cell>
          <table:table-cell table:formula="of:=ROUNDDOWN([.F34]/8;1)" office:value-type="float" office:value="419.7" calcext:value-type="float">
            <text:p>419,7</text:p>
          </table:table-cell>
          <table:table-cell table:formula="of:=ROUNDDOWN([.F34]*3600/8388608;1)" office:value-type="float" office:value="1.4" calcext:value-type="float">
            <text:p>1,4</text:p>
          </table:table-cell>
          <table:table-cell table:formula="of:=[.B34]*1000/[.B16]" office:value-type="float" office:value="0.116666666666667" calcext:value-type="float">
            <text:p>0,117</text:p>
          </table:table-cell>
          <table:table-cell table:style-name="ce126" table:formula="of:=20*LOG(4*3.141592654*[.B34]/[.B11])+60" office:value-type="float" office:value="175.788118882146" calcext:value-type="float">
            <text:p>175,79</text:p>
          </table:table-cell>
          <table:table-cell table:style-name="ce126" table:formula="of:=[.J34]+SUM([.B18:.B23])" office:value-type="float" office:value="176.788118882146" calcext:value-type="float">
            <text:p>176,79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8</text:p>
          </table:table-cell>
          <table:table-cell office:value-type="float" office:value="40000" calcext:value-type="float" table:number-columns-spanned="2" table:number-rows-spanned="1">
            <text:p>40 000</text:p>
          </table:table-cell>
          <table:covered-table-cell/>
          <table:table-cell table:formula="of:=10*LOG([.B14])+[.B7]+[.B8]-[.K35]-10*LOG([.B17])-10*LOG([.B10])-10*LOG([.B3]/[.B13])-[.B9]" office:value-type="float" office:value="0.868033359275493" calcext:value-type="float">
            <text:p>0,868</text:p>
          </table:table-cell>
          <table:table-cell table:style-name="ce84" table:formula="of:=IF([.D35]&lt;[.B12];&quot;низкий запас&quot;;&quot;&quot;)" office:value-type="string" office:string-value="низкий запас" calcext:value-type="string">
            <text:p>низкий запас</text:p>
          </table:table-cell>
          <table:table-cell table:style-name="ce82" table:formula="of:=ROUNDDOWN([.B13]*10^((10*LOG([.B14])+[.B7]+[.B8]-[.K35]-10*LOG([.B17])-10*LOG([.B10])-[.B9]-[.B12])/10);1)" office:value-type="float" office:value="2570.7" calcext:value-type="float">
            <text:p>2 570,7</text:p>
          </table:table-cell>
          <table:table-cell table:formula="of:=ROUNDDOWN([.F35]/8;1)" office:value-type="float" office:value="321.3" calcext:value-type="float">
            <text:p>321,3</text:p>
          </table:table-cell>
          <table:table-cell table:formula="of:=ROUNDDOWN([.F35]*3600/8388608;1)" office:value-type="float" office:value="1.1" calcext:value-type="float">
            <text:p>1,1</text:p>
          </table:table-cell>
          <table:table-cell table:formula="of:=[.B35]*1000/[.B16]" office:value-type="float" office:value="0.133333333333333" calcext:value-type="float">
            <text:p>0,133</text:p>
          </table:table-cell>
          <table:table-cell table:style-name="ce126" table:formula="of:=20*LOG(4*3.141592654*[.B35]/[.B11])+60" office:value-type="float" office:value="176.9479578217" calcext:value-type="float">
            <text:p>176,95</text:p>
          </table:table-cell>
          <table:table-cell table:style-name="ce126" table:formula="of:=[.J35]+SUM([.B18:.B23])" office:value-type="float" office:value="177.9479578217" calcext:value-type="float">
            <text:p>177,95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9</text:p>
          </table:table-cell>
          <table:table-cell office:value-type="float" office:value="45000" calcext:value-type="float" table:number-columns-spanned="2" table:number-rows-spanned="1">
            <text:p>45 000</text:p>
          </table:table-cell>
          <table:covered-table-cell/>
          <table:table-cell table:formula="of:=10*LOG([.B14])+[.B7]+[.B8]-[.K36]-10*LOG([.B17])-10*LOG([.B10])-10*LOG([.B3]/[.B13])-[.B9]" office:value-type="float" office:value="-0.155017089672135" calcext:value-type="float">
            <text:p>-0,155</text:p>
          </table:table-cell>
          <table:table-cell table:style-name="ce84" table:formula="of:=IF([.D36]&lt;[.B12];&quot;низкий запас&quot;;&quot;&quot;)" office:value-type="string" office:string-value="низкий запас" calcext:value-type="string">
            <text:p>низкий запас</text:p>
          </table:table-cell>
          <table:table-cell table:style-name="ce82" table:formula="of:=ROUNDDOWN([.B13]*10^((10*LOG([.B14])+[.B7]+[.B8]-[.K36]-10*LOG([.B17])-10*LOG([.B10])-[.B9]-[.B12])/10);1)" office:value-type="float" office:value="2031.1" calcext:value-type="float">
            <text:p>2 031,1</text:p>
          </table:table-cell>
          <table:table-cell table:formula="of:=ROUNDDOWN([.F36]/8;1)" office:value-type="float" office:value="253.8" calcext:value-type="float">
            <text:p>253,8</text:p>
          </table:table-cell>
          <table:table-cell table:formula="of:=ROUNDDOWN([.F36]*3600/8388608;1)" office:value-type="float" office:value="0.8" calcext:value-type="float">
            <text:p>0,8</text:p>
          </table:table-cell>
          <table:table-cell table:formula="of:=[.B36]*1000/[.B16]" office:value-type="float" office:value="0.15" calcext:value-type="float">
            <text:p>0,150</text:p>
          </table:table-cell>
          <table:table-cell table:style-name="ce126" table:formula="of:=20*LOG(4*3.141592654*[.B36]/[.B11])+60" office:value-type="float" office:value="177.971008270648" calcext:value-type="float">
            <text:p>177,97</text:p>
          </table:table-cell>
          <table:table-cell table:style-name="ce126" table:formula="of:=[.J36]+SUM([.B18:.B23])" office:value-type="float" office:value="178.971008270648" calcext:value-type="float">
            <text:p>178,97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10</text:p>
          </table:table-cell>
          <table:table-cell office:value-type="float" office:value="50000" calcext:value-type="float" table:number-columns-spanned="2" table:number-rows-spanned="1">
            <text:p>50 000</text:p>
          </table:table-cell>
          <table:covered-table-cell/>
          <table:table-cell table:formula="of:=10*LOG([.B14])+[.B7]+[.B8]-[.K37]-10*LOG([.B17])-10*LOG([.B10])-10*LOG([.B3]/[.B13])-[.B9]" office:value-type="float" office:value="-1.07016690088563" calcext:value-type="float">
            <text:p>-1,070</text:p>
          </table:table-cell>
          <table:table-cell table:style-name="ce84" table:formula="of:=IF([.D37]&lt;[.B12];&quot;низкий запас&quot;;&quot;&quot;)" office:value-type="string" office:string-value="низкий запас" calcext:value-type="string">
            <text:p>низкий запас</text:p>
          </table:table-cell>
          <table:table-cell table:style-name="ce82" table:formula="of:=ROUNDDOWN([.B13]*10^((10*LOG([.B14])+[.B7]+[.B8]-[.K37]-10*LOG([.B17])-10*LOG([.B10])-[.B9]-[.B12])/10);1)" office:value-type="float" office:value="1645.2" calcext:value-type="float">
            <text:p>1 645,2</text:p>
          </table:table-cell>
          <table:table-cell table:formula="of:=ROUNDDOWN([.F37]/8;1)" office:value-type="float" office:value="205.6" calcext:value-type="float">
            <text:p>205,6</text:p>
          </table:table-cell>
          <table:table-cell table:formula="of:=ROUNDDOWN([.F37]*3600/8388608;1)" office:value-type="float" office:value="0.7" calcext:value-type="float">
            <text:p>0,7</text:p>
          </table:table-cell>
          <table:table-cell table:formula="of:=[.B37]*1000/[.B16]" office:value-type="float" office:value="0.166666666666667" calcext:value-type="float">
            <text:p>0,167</text:p>
          </table:table-cell>
          <table:table-cell table:style-name="ce126" table:formula="of:=20*LOG(4*3.141592654*[.B37]/[.B11])+60" office:value-type="float" office:value="178.886158081861" calcext:value-type="float">
            <text:p>178,89</text:p>
          </table:table-cell>
          <table:table-cell table:style-name="ce126" table:formula="of:=[.J37]+SUM([.B18:.B23])" office:value-type="float" office:value="179.886158081861" calcext:value-type="float">
            <text:p>179,89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11</text:p>
          </table:table-cell>
          <table:table-cell office:value-type="float" office:value="55000" calcext:value-type="float" table:number-columns-spanned="2" table:number-rows-spanned="1">
            <text:p>55 000</text:p>
          </table:table-cell>
          <table:covered-table-cell/>
          <table:table-cell table:formula="of:=10*LOG([.B14])+[.B7]+[.B8]-[.K38]-10*LOG([.B17])-10*LOG([.B10])-10*LOG([.B3]/[.B13])-[.B9]" office:value-type="float" office:value="-1.89802060405012" calcext:value-type="float">
            <text:p>-1,898</text:p>
          </table:table-cell>
          <table:table-cell table:style-name="ce84" table:formula="of:=IF([.D38]&lt;[.B12];&quot;низкий запас&quot;;&quot;&quot;)" office:value-type="string" office:string-value="низкий запас" calcext:value-type="string">
            <text:p>низкий запас</text:p>
          </table:table-cell>
          <table:table-cell table:style-name="ce82" table:formula="of:=ROUNDDOWN([.B13]*10^((10*LOG([.B14])+[.B7]+[.B8]-[.K38]-10*LOG([.B17])-10*LOG([.B10])-[.B9]-[.B12])/10);1)" office:value-type="float" office:value="1359.7" calcext:value-type="float">
            <text:p>1 359,7</text:p>
          </table:table-cell>
          <table:table-cell table:formula="of:=ROUNDDOWN([.F38]/8;1)" office:value-type="float" office:value="169.9" calcext:value-type="float">
            <text:p>169,9</text:p>
          </table:table-cell>
          <table:table-cell table:formula="of:=ROUNDDOWN([.F38]*3600/8388608;1)" office:value-type="float" office:value="0.5" calcext:value-type="float">
            <text:p>0,5</text:p>
          </table:table-cell>
          <table:table-cell table:formula="of:=[.B38]*1000/[.B16]" office:value-type="float" office:value="0.183333333333333" calcext:value-type="float">
            <text:p>0,183</text:p>
          </table:table-cell>
          <table:table-cell table:style-name="ce126" table:formula="of:=20*LOG(4*3.141592654*[.B38]/[.B11])+60" office:value-type="float" office:value="179.714011785026" calcext:value-type="float">
            <text:p>179,71</text:p>
          </table:table-cell>
          <table:table-cell table:style-name="ce126" table:formula="of:=[.J38]+SUM([.B18:.B23])" office:value-type="float" office:value="180.714011785026" calcext:value-type="float">
            <text:p>180,71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12</text:p>
          </table:table-cell>
          <table:table-cell office:value-type="float" office:value="60000" calcext:value-type="float" table:number-columns-spanned="2" table:number-rows-spanned="1">
            <text:p>60 000</text:p>
          </table:table-cell>
          <table:covered-table-cell/>
          <table:table-cell table:formula="of:=10*LOG([.B14])+[.B7]+[.B8]-[.K39]-10*LOG([.B17])-10*LOG([.B10])-10*LOG([.B3]/[.B13])-[.B9]" office:value-type="float" office:value="-2.65379182183813" calcext:value-type="float">
            <text:p>-2,654</text:p>
          </table:table-cell>
          <table:table-cell table:style-name="ce84" table:formula="of:=IF([.D39]&lt;[.B12];&quot;низкий запас&quot;;&quot;&quot;)" office:value-type="string" office:string-value="низкий запас" calcext:value-type="string">
            <text:p>низкий запас</text:p>
          </table:table-cell>
          <table:table-cell table:style-name="ce82" table:formula="of:=ROUNDDOWN([.B13]*10^((10*LOG([.B14])+[.B7]+[.B8]-[.K39]-10*LOG([.B17])-10*LOG([.B10])-[.B9]-[.B12])/10);1)" office:value-type="float" office:value="1142.5" calcext:value-type="float">
            <text:p>1 142,5</text:p>
          </table:table-cell>
          <table:table-cell table:formula="of:=ROUNDDOWN([.F39]/8;1)" office:value-type="float" office:value="142.8" calcext:value-type="float">
            <text:p>142,8</text:p>
          </table:table-cell>
          <table:table-cell table:formula="of:=ROUNDDOWN([.F39]*3600/8388608;1)" office:value-type="float" office:value="0.4" calcext:value-type="float">
            <text:p>0,4</text:p>
          </table:table-cell>
          <table:table-cell table:formula="of:=[.B39]*1000/[.B16]" office:value-type="float" office:value="0.2" calcext:value-type="float">
            <text:p>0,200</text:p>
          </table:table-cell>
          <table:table-cell table:style-name="ce126" table:formula="of:=20*LOG(4*3.141592654*[.B39]/[.B11])+60" office:value-type="float" office:value="180.469783002814" calcext:value-type="float">
            <text:p>180,47</text:p>
          </table:table-cell>
          <table:table-cell table:style-name="ce126" table:formula="of:=[.J39]+SUM([.B18:.B23])" office:value-type="float" office:value="181.469783002814" calcext:value-type="float">
            <text:p>181,47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13</text:p>
          </table:table-cell>
          <table:table-cell office:value-type="float" office:value="65000" calcext:value-type="float" table:number-columns-spanned="2" table:number-rows-spanned="1">
            <text:p>65 000</text:p>
          </table:table-cell>
          <table:covered-table-cell/>
          <table:table-cell table:formula="of:=10*LOG([.B14])+[.B7]+[.B8]-[.K40]-10*LOG([.B17])-10*LOG([.B10])-10*LOG([.B3]/[.B13])-[.B9]" office:value-type="float" office:value="-3.34903394702236" calcext:value-type="float">
            <text:p>-3,349</text:p>
          </table:table-cell>
          <table:table-cell table:style-name="ce84" table:formula="of:=IF([.D40]&lt;[.B12];&quot;низкий запас&quot;;&quot;&quot;)" office:value-type="string" office:string-value="низкий запас" calcext:value-type="string">
            <text:p>низкий запас</text:p>
          </table:table-cell>
          <table:table-cell table:style-name="ce82" table:formula="of:=ROUNDDOWN([.B13]*10^((10*LOG([.B14])+[.B7]+[.B8]-[.K40]-10*LOG([.B17])-10*LOG([.B10])-[.B9]-[.B12])/10);1)" office:value-type="float" office:value="973.5" calcext:value-type="float">
            <text:p>973,5</text:p>
          </table:table-cell>
          <table:table-cell table:formula="of:=ROUNDDOWN([.F40]/8;1)" office:value-type="float" office:value="121.6" calcext:value-type="float">
            <text:p>121,6</text:p>
          </table:table-cell>
          <table:table-cell table:formula="of:=ROUNDDOWN([.F40]*3600/8388608;1)" office:value-type="float" office:value="0.4" calcext:value-type="float">
            <text:p>0,4</text:p>
          </table:table-cell>
          <table:table-cell table:formula="of:=[.B40]*1000/[.B16]" office:value-type="float" office:value="0.216666666666667" calcext:value-type="float">
            <text:p>0,217</text:p>
          </table:table-cell>
          <table:table-cell table:style-name="ce126" table:formula="of:=20*LOG(4*3.141592654*[.B40]/[.B11])+60" office:value-type="float" office:value="181.165025127998" calcext:value-type="float">
            <text:p>181,17</text:p>
          </table:table-cell>
          <table:table-cell table:style-name="ce126" table:formula="of:=[.J40]+SUM([.B18:.B23])" office:value-type="float" office:value="182.165025127998" calcext:value-type="float">
            <text:p>182,17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14</text:p>
          </table:table-cell>
          <table:table-cell office:value-type="float" office:value="70000" calcext:value-type="float" table:number-columns-spanned="2" table:number-rows-spanned="1">
            <text:p>70 000</text:p>
          </table:table-cell>
          <table:covered-table-cell/>
          <table:table-cell table:formula="of:=10*LOG([.B14])+[.B7]+[.B8]-[.K41]-10*LOG([.B17])-10*LOG([.B10])-10*LOG([.B3]/[.B13])-[.B9]" office:value-type="float" office:value="-3.99272761445039" calcext:value-type="float">
            <text:p>-3,993</text:p>
          </table:table-cell>
          <table:table-cell table:style-name="ce84" table:formula="of:=IF([.D41]&lt;[.B12];&quot;низкий запас&quot;;&quot;&quot;)" office:value-type="string" office:string-value="низкий запас" calcext:value-type="string">
            <text:p>низкий запас</text:p>
          </table:table-cell>
          <table:table-cell table:style-name="ce82" table:formula="of:=ROUNDDOWN([.B13]*10^((10*LOG([.B14])+[.B7]+[.B8]-[.K41]-10*LOG([.B17])-10*LOG([.B10])-[.B9]-[.B12])/10);1)" office:value-type="float" office:value="839.4" calcext:value-type="float">
            <text:p>839,4</text:p>
          </table:table-cell>
          <table:table-cell table:formula="of:=ROUNDDOWN([.F41]/8;1)" office:value-type="float" office:value="104.9" calcext:value-type="float">
            <text:p>104,9</text:p>
          </table:table-cell>
          <table:table-cell table:formula="of:=ROUNDDOWN([.F41]*3600/8388608;1)" office:value-type="float" office:value="0.3" calcext:value-type="float">
            <text:p>0,3</text:p>
          </table:table-cell>
          <table:table-cell table:formula="of:=[.B41]*1000/[.B16]" office:value-type="float" office:value="0.233333333333333" calcext:value-type="float">
            <text:p>0,233</text:p>
          </table:table-cell>
          <table:table-cell table:style-name="ce126" table:formula="of:=20*LOG(4*3.141592654*[.B41]/[.B11])+60" office:value-type="float" office:value="181.808718795426" calcext:value-type="float">
            <text:p>181,81</text:p>
          </table:table-cell>
          <table:table-cell table:style-name="ce126" table:formula="of:=[.J41]+SUM([.B18:.B23])" office:value-type="float" office:value="182.808718795426" calcext:value-type="float">
            <text:p>182,81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15</text:p>
          </table:table-cell>
          <table:table-cell office:value-type="float" office:value="72000" calcext:value-type="float" table:number-columns-spanned="2" table:number-rows-spanned="1">
            <text:p>72 000</text:p>
          </table:table-cell>
          <table:covered-table-cell/>
          <table:table-cell table:formula="of:=10*LOG([.B14])+[.B7]+[.B8]-[.K42]-10*LOG([.B17])-10*LOG([.B10])-10*LOG([.B3]/[.B13])-[.B9]" office:value-type="float" office:value="-4.23741674279064" calcext:value-type="float">
            <text:p>-4,237</text:p>
          </table:table-cell>
          <table:table-cell table:style-name="ce84" table:formula="of:=IF([.D42]&lt;[.B12];&quot;низкий запас&quot;;&quot;&quot;)" office:value-type="string" office:string-value="низкий запас" calcext:value-type="string">
            <text:p>низкий запас</text:p>
          </table:table-cell>
          <table:table-cell table:style-name="ce82" table:formula="of:=ROUNDDOWN([.B13]*10^((10*LOG([.B14])+[.B7]+[.B8]-[.K42]-10*LOG([.B17])-10*LOG([.B10])-[.B9]-[.B12])/10);1)" office:value-type="float" office:value="793.4" calcext:value-type="float">
            <text:p>793,4</text:p>
          </table:table-cell>
          <table:table-cell table:formula="of:=ROUNDDOWN([.F42]/8;1)" office:value-type="float" office:value="99.1" calcext:value-type="float">
            <text:p>99,1</text:p>
          </table:table-cell>
          <table:table-cell table:formula="of:=ROUNDDOWN([.F42]*3600/8388608;1)" office:value-type="float" office:value="0.3" calcext:value-type="float">
            <text:p>0,3</text:p>
          </table:table-cell>
          <table:table-cell table:formula="of:=[.B42]*1000/[.B16]" office:value-type="float" office:value="0.24" calcext:value-type="float">
            <text:p>0,240</text:p>
          </table:table-cell>
          <table:table-cell table:style-name="ce126" table:formula="of:=20*LOG(4*3.141592654*[.B42]/[.B11])+60" office:value-type="float" office:value="182.053407923766" calcext:value-type="float">
            <text:p>182,05</text:p>
          </table:table-cell>
          <table:table-cell table:style-name="ce126" table:formula="of:=[.J42]+SUM([.B18:.B23])" office:value-type="float" office:value="183.053407923766" calcext:value-type="float">
            <text:p>183,05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16</text:p>
          </table:table-cell>
          <table:table-cell office:value-type="float" office:value="75000" calcext:value-type="float" table:number-columns-spanned="2" table:number-rows-spanned="1">
            <text:p>75 000</text:p>
          </table:table-cell>
          <table:covered-table-cell/>
          <table:table-cell table:formula="of:=10*LOG([.B14])+[.B7]+[.B8]-[.K43]-10*LOG([.B17])-10*LOG([.B10])-10*LOG([.B3]/[.B13])-[.B9]" office:value-type="float" office:value="-4.59199208199926" calcext:value-type="float">
            <text:p>-4,592</text:p>
          </table:table-cell>
          <table:table-cell table:style-name="ce84" table:formula="of:=IF([.D43]&lt;[.B12];&quot;низкий запас&quot;;&quot;&quot;)" office:value-type="string" office:string-value="низкий запас" calcext:value-type="string">
            <text:p>низкий запас</text:p>
          </table:table-cell>
          <table:table-cell table:style-name="ce82" table:formula="of:=ROUNDDOWN([.B13]*10^((10*LOG([.B14])+[.B7]+[.B8]-[.K43]-10*LOG([.B17])-10*LOG([.B10])-[.B9]-[.B12])/10);1)" office:value-type="float" office:value="731.2" calcext:value-type="float">
            <text:p>731,2</text:p>
          </table:table-cell>
          <table:table-cell table:formula="of:=ROUNDDOWN([.F43]/8;1)" office:value-type="float" office:value="91.4" calcext:value-type="float">
            <text:p>91,4</text:p>
          </table:table-cell>
          <table:table-cell table:formula="of:=ROUNDDOWN([.F43]*3600/8388608;1)" office:value-type="float" office:value="0.3" calcext:value-type="float">
            <text:p>0,3</text:p>
          </table:table-cell>
          <table:table-cell table:formula="of:=[.B43]*1000/[.B16]" office:value-type="float" office:value="0.25" calcext:value-type="float">
            <text:p>0,250</text:p>
          </table:table-cell>
          <table:table-cell table:style-name="ce126" table:formula="of:=20*LOG(4*3.141592654*[.B43]/[.B11])+60" office:value-type="float" office:value="182.407983262975" calcext:value-type="float">
            <text:p>182,41</text:p>
          </table:table-cell>
          <table:table-cell table:style-name="ce126" table:formula="of:=[.J43]+SUM([.B18:.B23])" office:value-type="float" office:value="183.407983262975" calcext:value-type="float">
            <text:p>183,41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17</text:p>
          </table:table-cell>
          <table:table-cell office:value-type="float" office:value="80000" calcext:value-type="float" table:number-columns-spanned="2" table:number-rows-spanned="1">
            <text:p>80 000</text:p>
          </table:table-cell>
          <table:covered-table-cell/>
          <table:table-cell table:formula="of:=10*LOG([.B14])+[.B7]+[.B8]-[.K44]-10*LOG([.B17])-10*LOG([.B10])-10*LOG([.B3]/[.B13])-[.B9]" office:value-type="float" office:value="-5.15256655400413" calcext:value-type="float">
            <text:p>-5,153</text:p>
          </table:table-cell>
          <table:table-cell table:style-name="ce84" table:formula="of:=IF([.D44]&lt;[.B12];&quot;низкий запас&quot;;&quot;&quot;)" office:value-type="string" office:string-value="низкий запас" calcext:value-type="string">
            <text:p>низкий запас</text:p>
          </table:table-cell>
          <table:table-cell table:style-name="ce82" table:formula="of:=ROUNDDOWN([.B13]*10^((10*LOG([.B14])+[.B7]+[.B8]-[.K44]-10*LOG([.B17])-10*LOG([.B10])-[.B9]-[.B12])/10);1)" office:value-type="float" office:value="642.6" calcext:value-type="float">
            <text:p>642,6</text:p>
          </table:table-cell>
          <table:table-cell table:formula="of:=ROUNDDOWN([.F44]/8;1)" office:value-type="float" office:value="80.3" calcext:value-type="float">
            <text:p>80,3</text:p>
          </table:table-cell>
          <table:table-cell table:formula="of:=ROUNDDOWN([.F44]*3600/8388608;1)" office:value-type="float" office:value="0.2" calcext:value-type="float">
            <text:p>0,2</text:p>
          </table:table-cell>
          <table:table-cell table:formula="of:=[.B44]*1000/[.B16]" office:value-type="float" office:value="0.266666666666667" calcext:value-type="float">
            <text:p>0,267</text:p>
          </table:table-cell>
          <table:table-cell table:style-name="ce126" table:formula="of:=20*LOG(4*3.141592654*[.B44]/[.B11])+60" office:value-type="float" office:value="182.96855773498" calcext:value-type="float">
            <text:p>182,97</text:p>
          </table:table-cell>
          <table:table-cell table:style-name="ce126" table:formula="of:=[.J44]+SUM([.B18:.B23])" office:value-type="float" office:value="183.96855773498" calcext:value-type="float">
            <text:p>183,97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18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formula="of:=10*LOG([.B14])+[.B7]+[.B8]-[.K45]-10*LOG([.B17])-10*LOG([.B10])-10*LOG([.B3]/[.B13])-[.B9]" office:value-type="float" office:value="92.9092331858348" calcext:value-type="float">
            <text:p>92,909</text:p>
          </table:table-cell>
          <table:table-cell table:style-name="ce84" table:formula="of:=IF([.D45]&lt;[.B12];&quot;низкий запас&quot;;&quot;&quot;)">
            <text:p/>
          </table:table-cell>
          <table:table-cell table:style-name="ce82" table:formula="of:=ROUNDDOWN([.B13]*10^((10*LOG([.B14])+[.B7]+[.B8]-[.K45]-10*LOG([.B17])-10*LOG([.B10])-[.B9]-[.B12])/10);1)" office:value-type="float" office:value="4113131637509.5" calcext:value-type="float">
            <text:p>4 113 131 637 509,5</text:p>
          </table:table-cell>
          <table:table-cell table:formula="of:=ROUNDDOWN([.F45]/8;1)" office:value-type="float" office:value="514141454688.6" calcext:value-type="float">
            <text:p>514 141 454 688,6</text:p>
          </table:table-cell>
          <table:table-cell table:formula="of:=ROUNDDOWN([.F45]*3600/8388608;1)" office:value-type="float" office:value="1765164601.2" calcext:value-type="float">
            <text:p>1 765 164 601,2</text:p>
          </table:table-cell>
          <table:table-cell table:formula="of:=[.B45]*1000/[.B16]" office:value-type="float" office:value="0.00000333333333333333" calcext:value-type="float">
            <text:p>0,000</text:p>
          </table:table-cell>
          <table:table-cell table:style-name="ce126" table:formula="of:=20*LOG(4*3.141592654*[.B45]/[.B11])+60" office:value-type="float" office:value="84.9067579951408" calcext:value-type="float">
            <text:p>84,91</text:p>
          </table:table-cell>
          <table:table-cell table:style-name="ce126" table:formula="of:=[.J45]+SUM([.B18:.B23])" office:value-type="float" office:value="85.9067579951408" calcext:value-type="float">
            <text:p>85,91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4" office:value-type="string" calcext:value-type="string">
            <text:p>№19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formula="of:=10*LOG([.B14])+[.B7]+[.B8]-[.K46]-10*LOG([.B17])-10*LOG([.B10])-10*LOG([.B3]/[.B13])-[.B9]" office:value-type="float" office:value="92.9092331858348" calcext:value-type="float">
            <text:p>92,909</text:p>
          </table:table-cell>
          <table:table-cell table:style-name="ce84" table:formula="of:=IF([.D46]&lt;[.B12];&quot;низкий запас&quot;;&quot;&quot;)">
            <text:p/>
          </table:table-cell>
          <table:table-cell table:style-name="ce82" table:formula="of:=ROUNDDOWN([.B13]*10^((10*LOG([.B14])+[.B7]+[.B8]-[.K46]-10*LOG([.B17])-10*LOG([.B10])-[.B9]-[.B12])/10);1)" office:value-type="float" office:value="4113131637509.5" calcext:value-type="float">
            <text:p>4 113 131 637 509,5</text:p>
          </table:table-cell>
          <table:table-cell table:formula="of:=ROUNDDOWN([.F46]/8;1)" office:value-type="float" office:value="514141454688.6" calcext:value-type="float">
            <text:p>514 141 454 688,6</text:p>
          </table:table-cell>
          <table:table-cell table:formula="of:=ROUNDDOWN([.F46]*3600/8388608;1)" office:value-type="float" office:value="1765164601.2" calcext:value-type="float">
            <text:p>1 765 164 601,2</text:p>
          </table:table-cell>
          <table:table-cell table:formula="of:=[.B46]*1000/[.B16]" office:value-type="float" office:value="0.00000333333333333333" calcext:value-type="float">
            <text:p>0,000</text:p>
          </table:table-cell>
          <table:table-cell table:style-name="ce126" table:formula="of:=20*LOG(4*3.141592654*[.B46]/[.B11])+60" office:value-type="float" office:value="84.9067579951408" calcext:value-type="float">
            <text:p>84,91</text:p>
          </table:table-cell>
          <table:table-cell table:style-name="ce126" table:formula="of:=[.J46]+SUM([.B18:.B23])" office:value-type="float" office:value="85.9067579951408" calcext:value-type="float">
            <text:p>85,91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15" office:value-type="string" calcext:value-type="string">
            <text:p>№20</text:p>
          </table:table-cell>
          <table:table-cell table:style-name="ce38" office:value-type="float" office:value="1080000" calcext:value-type="float" table:number-columns-spanned="2" table:number-rows-spanned="1">
            <text:p>1 080 000</text:p>
          </table:table-cell>
          <table:covered-table-cell table:style-name="ce38"/>
          <table:table-cell table:style-name="ce78" table:formula="of:=10*LOG([.B14])+[.B7]+[.B8]-[.K47]-10*LOG([.B17])-10*LOG([.B10])-10*LOG([.B3]/[.B13])-[.B9]" office:value-type="float" office:value="-27.7592419239043" calcext:value-type="float">
            <text:p>-27,759</text:p>
          </table:table-cell>
          <table:table-cell table:style-name="ce85" table:formula="of:=IF([.D47]&lt;[.B12];&quot;низкий запас&quot;;&quot;&quot;)" office:value-type="string" office:string-value="низкий запас" calcext:value-type="string">
            <text:p>низкий запас</text:p>
          </table:table-cell>
          <table:table-cell table:style-name="ce83" table:formula="of:=ROUNDDOWN([.B13]*10^((10*LOG([.B14])+[.B7]+[.B8]-[.K47]-10*LOG([.B17])-10*LOG([.B10])-[.B9]-[.B12])/10);1)" office:value-type="float" office:value="3.5" calcext:value-type="float">
            <text:p>3,5</text:p>
          </table:table-cell>
          <table:table-cell table:style-name="ce93" table:formula="of:=ROUNDDOWN([.F47]/8;1)" office:value-type="float" office:value="0.4" calcext:value-type="float">
            <text:p>0,4</text:p>
          </table:table-cell>
          <table:table-cell table:style-name="ce93" table:formula="of:=ROUNDDOWN([.F47]*3600/8388608;1)" office:value-type="float" office:value="0" calcext:value-type="float">
            <text:p>0,0</text:p>
          </table:table-cell>
          <table:table-cell table:style-name="ce100" table:formula="of:=[.B47]*1000/[.B16]" office:value-type="float" office:value="3.6" calcext:value-type="float">
            <text:p>3,600</text:p>
          </table:table-cell>
          <table:table-cell table:style-name="ce127" table:formula="of:=20*LOG(4*3.141592654*[.B47]/[.B11])+60" office:value-type="float" office:value="205.57523310488" calcext:value-type="float">
            <text:p>205,58</text:p>
          </table:table-cell>
          <table:table-cell table:style-name="ce127" table:formula="of:=[.J47]+SUM([.B18:.B23])" office:value-type="float" office:value="206.57523310488" calcext:value-type="float">
            <text:p>206,58</text:p>
          </table:table-cell>
          <table:table-cell table:style-name="ce101"/>
          <table:table-cell table:number-columns-repeated="6"/>
        </table:table-row>
        <table:table-row table:style-name="ro2" table:number-rows-repeated="6">
          <table:table-cell table:style-name="Default" table:number-columns-repeated="10"/>
          <table:table-cell table:style-name="ce56" table:number-columns-repeated="2"/>
          <table:table-cell table:style-name="Default" table:number-columns-repeated="6"/>
        </table:table-row>
        <table:table-row table:style-name="ro2">
          <table:table-cell table:style-name="Default" table:number-columns-repeated="10"/>
          <table:table-cell table:style-name="ce56" table:number-columns-repeated="2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0" number:grouping="true"/>
    </number:number-style>
    <number:number-style style:name="N108">
      <number:number number:decimal-places="10" loext:min-decimal-places="10" number:min-integer-digits="0" number:grouping="true"/>
    </number:number-style>
    <number:number-style style:name="N109">
      <number:number number:decimal-places="10" loext:min-decimal-places="10" number:min-integer-digits="1" number:grouping="true"/>
    </number:number-style>
    <number:number-style style:name="N110">
      <number:number number:decimal-places="5" loext:min-decimal-places="5" number:min-integer-digits="0" number:grouping="true"/>
    </number:number-style>
    <number:number-style style:name="N111">
      <number:number number:decimal-places="3" loext:min-decimal-places="3" number:min-integer-digits="0" number:grouping="true"/>
    </number:number-style>
    <number:number-style style:name="N112">
      <number:number number:decimal-places="20" loext:min-decimal-places="20" number:min-integer-digits="0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13" loext:min-decimal-places="13" number:min-integer-digits="1" number:grouping="true"/>
    </number:number-style>
    <number:number-style style:name="N117">
      <number:number number:decimal-places="1" loext:min-decimal-places="1" number:min-integer-digits="1" number:grouping="true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.00.0000</text:date>, <text:time style:data-style-name="N2" text:time-value="11:01:11.6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 LibreOffice_project/f82ddfca21ebc1e222a662a32b25c0c9d20169ee</meta:generator>
    <dc:date>2020-06-17T11:01:28.593000000</dc:date>
    <meta:editing-duration>PT4H57M59S</meta:editing-duration>
    <meta:editing-cycles>61</meta:editing-cycles>
    <meta:document-statistic meta:table-count="1" meta:cell-count="319" meta:object-count="0"/>
  </office:meta>
</office:document-meta>
</file>